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1cc6bca2" officeooo:paragraph-rsid="1cddd172"/>
    </style:style>
    <style:style style:name="P3" style:family="paragraph" style:parent-style-name="Text_20_body">
      <style:paragraph-properties fo:break-before="page"/>
      <style:text-properties officeooo:rsid="15854536" officeooo:paragraph-rsid="1cddd172"/>
    </style:style>
    <style:style style:name="P4" style:family="paragraph" style:parent-style-name="Text_20_body">
      <style:text-properties officeooo:rsid="15854536" officeooo:paragraph-rsid="1cddd172"/>
    </style:style>
    <style:style style:name="P5" style:family="paragraph" style:parent-style-name="Text_20_body">
      <style:text-properties officeooo:rsid="1c7f2f0f" officeooo:paragraph-rsid="1cddd172"/>
    </style:style>
    <style:style style:name="P6" style:family="paragraph" style:parent-style-name="Text_20_body">
      <style:text-properties fo:language="en" fo:country="US" officeooo:rsid="1c57c94a" officeooo:paragraph-rsid="1cddd172"/>
    </style:style>
    <style:style style:name="P7" style:family="paragraph" style:parent-style-name="Text_20_body">
      <style:text-properties fo:language="en" fo:country="US" officeooo:rsid="1c6f98e0" officeooo:paragraph-rsid="1cddd172"/>
    </style:style>
    <style:style style:name="P8" style:family="paragraph" style:parent-style-name="Text_20_body">
      <style:text-properties officeooo:rsid="15860147" officeooo:paragraph-rsid="1cddd172"/>
    </style:style>
    <style:style style:name="P9" style:family="paragraph" style:parent-style-name="Text_20_body">
      <style:text-properties officeooo:rsid="1c840b2f" officeooo:paragraph-rsid="1cddd172"/>
    </style:style>
    <style:style style:name="P10" style:family="paragraph" style:parent-style-name="Frame_20_contents">
      <style:paragraph-properties fo:text-align="center" style:justify-single-word="false"/>
      <style:text-properties officeooo:rsid="1ce0a0f7" officeooo:paragraph-rsid="1ce0a0f7"/>
    </style:style>
    <style:style style:name="P11" style:family="paragraph" style:parent-style-name="Heading_20_1">
      <style:text-properties officeooo:rsid="1a8b3f9b" officeooo:paragraph-rsid="1ce1c83a"/>
    </style:style>
    <style:style style:name="P12" style:family="paragraph" style:parent-style-name="Standard" style:master-page-name="Intro_20_First_20_Page">
      <style:paragraph-properties style:page-number="auto" fo:break-before="auto" fo:break-after="auto"/>
      <style:text-properties officeooo:rsid="1a8b3f9b" officeooo:paragraph-rsid="1cddd172"/>
    </style:style>
    <style:style style:name="T1" style:family="text">
      <style:text-properties fo:language="en" fo:country="US"/>
    </style:style>
    <style:style style:name="T2" style:family="text">
      <style:text-properties officeooo:rsid="1c59998f"/>
    </style:style>
    <style:style style:name="T3" style:family="text">
      <style:text-properties officeooo:rsid="1c60140e"/>
    </style:style>
    <style:style style:name="T4" style:family="text">
      <style:text-properties officeooo:rsid="1cb9120b"/>
    </style:style>
    <style:style style:name="T5" style:family="text">
      <style:text-properties officeooo:rsid="15854536"/>
    </style:style>
    <style:style style:name="T6" style:family="text">
      <style:text-properties officeooo:rsid="1cdf637c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1.5mm" fo:border="none" loext:rel-width-rel="paragraph" loext:rel-height-rel="page"/>
    </style:style>
    <style:style style:name="fr2" style:family="graphic" style:parent-style-name="Frame">
      <style:graphic-properties style:vertical-pos="bottom" style:vertical-rel="page-content" style:horizontal-pos="center" style:horizontal-rel="page-content" fo:padding="1.5mm" fo:border="none" loext:rel-width-rel="paragraph" loext:rel-height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12"/>
      <text:p text:style-name="P11"><draw:frame draw:style-name="fr2" draw:name="Frame2" text:anchor-type="paragraph" svg:width="136.01mm" style:rel-width="100%" svg:height="15.4mm" draw:z-index="0"><draw:text-box fo:min-height="7%"><text:p text:style-name="P10">Compruebe usted mismo que la biblia ni es para locos ni enseña lo que le dijeron.</text:p></draw:text-box></draw:frame><draw:frame draw:style-name="fr1" draw:name="Frame1" text:anchor-type="paragraph" svg:width="136.01mm" style:rel-width="100%" svg:height="62.49mm" style:rel-height="25%" draw:z-index="1"><draw:text-box><text:p text:style-name="Frame_20_contents"/></draw:text-box></draw:frame><text:bookmark-start text:name="__RefHeading___Toc50649_826344951 Copy 1"/>TodaCarne.com<text:bookmark-end text:name="__RefHeading___Toc50649_826344951 Copy 1"/></text:p>
      <text:p text:style-name="P3">Autor. Jose Luis Quiroga Beltrán</text:p>
      <text:p text:style-name="P4">Cédula. 79.523.732 de Bogotá Colombia.</text:p>
      <text:p text:style-name="P4"><text:span text:style-name="T6">Cualquier</text:span> libro, guion, <text:span text:style-name="T2">audio</text:span> <text:span text:style-name="T6">o</text:span><text:span text:style-name="T2"> video </text:span><text:span text:style-name="T6">descargable desde TodaCarne.com es</text:span> <text:span text:style-name="T3">open source y creative commons </text:span><text:span text:style-name="T6">a menos que se indique lo contrario</text:span><text:span text:style-name="T1">.</text:span></text:p>
      <text:p text:style-name="P5"><text:a xlink:type="simple" xlink:href="http://todacarne.com/" text:style-name="Internet_20_link" text:visited-style-name="Visited_20_Internet_20_Link">TodaCarne.com</text:a></text:p>
      <text:p text:style-name="P6"><text:a xlink:type="simple" xlink:href="http://toda-carne.github.io/" text:style-name="Internet_20_link" text:visited-style-name="Visited_20_Internet_20_Link">toda-carne.github.io</text:a></text:p>
      <text:p text:style-name="P7"><text:a xlink:type="simple" xlink:href="http://joseluisquiroga.github.io/" text:style-name="Internet_20_link" text:visited-style-name="Visited_20_Internet_20_Link">joseluisquiroga.github.io</text:a></text:p>
      <text:p text:style-name="P8"><text:span text:style-name="T3">Copyright y Derechos de Autor:</text:span> <text:span text:style-name="T3">2021-</text:span>202<text:span text:style-name="T4">3</text:span>.</text:p>
      <text:p text:style-name="P8"><text:span text:style-name="T5">Licencias: </text:span><text:a xlink:type="simple" xlink:href="https://www.gnu.org/licenses/gpl-3.0.en.html" text:style-name="Internet_20_link" text:visited-style-name="Visited_20_Internet_20_Link"><text:span text:style-name="T5">GPL v3.0</text:span></text:a><text:span text:style-name="T5"> y </text:span><text:a xlink:type="simple" xlink:href="https://creativecommons.org/publicdomain/zero/1.0/" text:style-name="Internet_20_link" text:visited-style-name="Visited_20_Internet_20_Link"><text:span text:style-name="T1">Creative</text:span> <text:span text:style-name="T1">Commons</text:span> <text:span text:style-name="T1">Zero</text:span> v1.0 Universal</text:a>.</text:p>
      <text:p text:style-name="P9">Preguntas al correo: <text:a xlink:type="simple" xlink:href="mailto:preguntas@todacarne.com" text:style-name="Internet_20_link" text:visited-style-name="Visited_20_Internet_20_Link">preguntas@todacarne.com</text:a></text:p>
      <text:p text:style-name="P2">Revisión número: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auto" fo:break-after="auto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Footnot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1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Footer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Footer"><text:page-number text:select-page="current">0</text:page-number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08:09:39.477242354</meta:creation-date>
    <dc:date>2023-08-18T11:58:09.186185450</dc:date>
    <meta:editing-duration>P18DT9H57M33S</meta:editing-duration>
    <meta:editing-cycles>6002</meta:editing-cycles>
    <meta:generator>LibreOffice/7.5.5.2$Linux_X86_64 LibreOffice_project/50$Build-2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1" meta:word-count="81" meta:character-count="533" meta:non-whitespace-character-count="471"/>
    <meta:user-defined meta:name="Autor">Jose Luis Quiroga</meta:user-defined>
  </office:meta>
</office:document-meta>
</file>